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asUserRealm.isUserInRole( Principal user ,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asUserRealm.authenticate( final String username , final Object credentials , Request reque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aasUserRealm.reauthenticate( Principal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asUserRealm.setAuthenticationService( AuthenticationService authenticat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asUserRealm.disassociate( Principal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asUserRealm.getAuthenticatio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asUserRealm.popRole( Principal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asUserRealm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asUserRealm.logout( Principal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asUserRealm.pushRole( Principal user ,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asUserRealm.getPrincipal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asUserRealm.setDomain( String 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asUserRealm.get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asUserRealm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